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7"/>
    <style:style style:name="ce4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EST</text:p>
          </table:table-cell>
          <table:table-cell table:number-columns-repeated="6"/>
        </table:table-row>
        <table:table-row table:style-name="ro1">
          <table:table-cell table:style-name="ce1" office:value-type="string">
            <text:p>Webcam stream</text:p>
          </table:table-cell>
          <table:table-cell table:number-columns-repeated="6"/>
        </table:table-row>
        <table:table-row table:style-name="ro1">
          <table:table-cell office:value-type="string">
            <text:p>Avg FPS (taken over 2 minutes)</text:p>
          </table:table-cell>
          <table:table-cell/>
          <table:table-cell table:style-name="ce1" office:value-type="string">
            <text:p>Run 1</text:p>
          </table:table-cell>
          <table:table-cell table:style-name="ce1" office:value-type="string">
            <text:p>Run 2</text:p>
          </table:table-cell>
          <table:table-cell table:style-name="ce1" office:value-type="string">
            <text:p>Run 3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</text:p>
          </table:table-cell>
        </table:table-row>
        <table:table-row table:style-name="ro1">
          <table:table-cell/>
          <table:table-cell table:style-name="ce1" office:value-type="string">
            <text:p>Python</text:p>
          </table:table-cell>
          <table:table-cell table:style-name="ce2" office:value-type="float" office:value="15.007286">
            <text:p>15.0073</text:p>
          </table:table-cell>
          <table:table-cell table:style-name="ce2" office:value-type="float" office:value="15.003325">
            <text:p>15.0033</text:p>
          </table:table-cell>
          <table:table-cell table:style-name="ce2" office:value-type="float" office:value="15.007161">
            <text:p>15.0072</text:p>
          </table:table-cell>
          <table:table-cell table:style-name="ce3" table:formula="of:=AVERAGE([.C4:.E4])" office:value-type="float" office:value="15.005924">
            <text:p>15.005924</text:p>
          </table:table-cell>
          <table:table-cell table:style-name="ce4" table:formula="of:=STDEV([.C4];[.D4];[.E4])" office:value-type="float" office:value="0.0022516676042436">
            <text:p>2.25E-03</text:p>
          </table:table-cell>
        </table:table-row>
        <table:table-row table:style-name="ro1">
          <table:table-cell/>
          <table:table-cell table:style-name="ce1" office:value-type="string">
            <text:p>C++</text:p>
          </table:table-cell>
          <table:table-cell table:style-name="ce2" office:value-type="float" office:value="15.017">
            <text:p>15.0170</text:p>
          </table:table-cell>
          <table:table-cell table:style-name="ce2" office:value-type="float" office:value="15.0092">
            <text:p>15.0092</text:p>
          </table:table-cell>
          <table:table-cell table:style-name="ce2" office:value-type="float" office:value="15.0101">
            <text:p>15.0101</text:p>
          </table:table-cell>
          <table:table-cell table:style-name="ce3" table:formula="of:=AVERAGE([.C5:.E5])" office:value-type="float" office:value="15.0121">
            <text:p>15.012100</text:p>
          </table:table-cell>
          <table:table-cell table:style-name="ce4" table:formula="of:=STDEV([.C5];[.D5];[.E5])" office:value-type="float" office:value="0.00426731765867021">
            <text:p>4.27E-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Sheet1.D18" table:end-x="0.035cm" table:end-y="0.248cm" draw:z-index="0" draw:style-name="gr1" svg:width="8.084cm" svg:height="5.173cm" svg:x="0.446cm" svg:y="0.023cm">
              <draw:object draw:notify-on-update-of-ranges="Sheet1.B4:Sheet1.B5 Sheet1.C4:Sheet1.C5 Sheet1.D4:Sheet1.D5 Sheet1.E4:Sheet1.E5" xlink:href="./Object 1" xlink:type="simple" xlink:show="embed" xlink:actuate="onLoad"/>
              <draw:image xlink:href="./ObjectReplacements/Object 1" xlink:type="simple" xlink:show="embed" xlink:actuate="onLoad"/>
              <svg:title>OpenCV Image Capture in Python and CPlusPlus</svg:title>
            </draw:frame>
          </table:table-cell>
          <table:table-cell table:number-columns-repeated="5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style-name="ce1" office:value-type="string">
            <text:p>Gaussian Blu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Run 1</text:p>
          </table:table-cell>
          <table:table-cell table:style-name="ce1" office:value-type="string">
            <text:p>Run 2</text:p>
          </table:table-cell>
          <table:table-cell table:style-name="ce1" office:value-type="string">
            <text:p>Run 3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</text:p>
          </table:table-cell>
        </table:table-row>
        <table:table-row table:style-name="ro1">
          <table:table-cell/>
          <table:table-cell table:style-name="ce1" office:value-type="string">
            <text:p>Python</text:p>
          </table:table-cell>
          <table:table-cell/>
          <table:table-cell table:number-columns-repeated="2"/>
          <table:table-cell table:style-name="ce3" table:formula="of:=AVERAGE([.C26:.E26])" office:value-type="float" office:value="0">
            <text:p>#DIV/0!</text:p>
          </table:table-cell>
          <table:table-cell table:style-name="ce4" table:formula="of:=STDEV([.E26];[.D26];[.E26])" office:value-type="float" office:value="0">
            <text:p>#DIV/0!</text:p>
          </table:table-cell>
        </table:table-row>
        <table:table-row table:style-name="ro1">
          <table:table-cell/>
          <table:table-cell table:style-name="ce1" office:value-type="string">
            <text:p>CplusPlus</text:p>
          </table:table-cell>
          <table:table-cell table:number-columns-repeated="3"/>
          <table:table-cell table:style-name="ce3" table:formula="of:=AVERAGE([.C27:.E27])" office:value-type="float" office:value="0">
            <text:p>#DIV/0!</text:p>
          </table:table-cell>
          <table:table-cell table:style-name="ce4" table:formula="of:=STDEV([.C27];[.D27];[.E27])" office:value-type="float" office:value="0">
            <text:p>#DIV/0!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>
            <draw:frame table:end-cell-address="Sheet1.C43" table:end-x="1.604cm" table:end-y="0.339cm" draw:z-index="1" draw:style-name="gr1" svg:width="8.151cm" svg:height="6.177cm" svg:x="0.043cm" svg:y="0.01cm">
              <draw:object draw:notify-on-update-of-ranges="Sheet1.B26:Sheet1.B27 Sheet1.C26:Sheet1.C27 Sheet1.D26:Sheet1.D27 Sheet1.E26:Sheet1.E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5">05/09/2009</text:date>, <text:time>02:3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3T20:31:31</meta:creation-date>
    <dc:date>2009-09-05T02:35:23</dc:date>
    <meta:editing-duration>PT08H20M47S</meta:editing-duration>
    <meta:editing-cycles>18</meta:editing-cycles>
    <meta:generator>OpenOffice.org/3.0$Unix OpenOffice.org_project/300m15$Build-9379</meta:generator>
    <meta:document-statistic meta:table-count="3" meta:cell-count="3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03cm" chart:symbol-height="0.103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automatic" chart:symbol-width="0.103cm" chart:symbol-height="0.103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85cm" svg:height="5.174cm" chart:class="chart:bar" chart:style-name="ch1">
        <chart:title svg:x="1.564cm" svg:y="0.106cm" chart:style-name="ch2">
          <text:p>OpenCV Webcam Streaming</text:p>
        </chart:title>
        <chart:plot-area chart:style-name="ch3" table:cell-range-address="Sheet1.B4:Sheet1.E5" chart:data-source-has-labels="column" svg:x="0.121cm" svg:y="1.264cm" svg:width="7.803cm" svg:height="3.905cm">
          <chart:axis chart:dimension="x" chart:name="primary-x" chart:style-name="ch4">
            <chart:title svg:x="3.569cm" svg:y="4.7cm" chart:style-name="ch5">
              <text:p>Language</text:p>
            </chart:title>
            <chart:categories table:cell-range-address="Sheet1.B4:Sheet1.B5"/>
          </chart:axis>
          <chart:axis chart:dimension="y" chart:name="primary-y" chart:style-name="ch6">
            <chart:title svg:x="0.162cm" svg:y="4.357cm" chart:style-name="ch7">
              <text:p>Frames Per Second</text:p>
            </chart:title>
            <chart:grid chart:style-name="ch8" chart:class="major"/>
          </chart:axis>
          <chart:series chart:style-name="ch9" chart:values-cell-range-address="Sheet1.C4:Sheet1.C5" chart:class="chart:bar">
            <chart:data-point chart:repeated="2"/>
          </chart:series>
          <chart:series chart:style-name="ch10" chart:values-cell-range-address="Sheet1.D4:Sheet1.D5" chart:class="chart:bar">
            <chart:data-point chart:repeated="2"/>
          </chart:series>
          <chart:series chart:style-name="ch11" chart:values-cell-range-address="Sheet1.E4:Sheet1.E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1.B4:Sheet1.B5">Python</text:p>
              </table:table-cell>
              <table:table-cell office:value-type="float" office:value="15.007286">
                <text:p text:id="Sheet1.C4:Sheet1.C5">15.007286</text:p>
              </table:table-cell>
              <table:table-cell office:value-type="float" office:value="15.003325">
                <text:p text:id="Sheet1.D4:Sheet1.D5">15.003325</text:p>
              </table:table-cell>
              <table:table-cell office:value-type="float" office:value="15.007161">
                <text:p text:id="Sheet1.E4:Sheet1.E5">15.00716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15.017">
                <text:p>15.017</text:p>
              </table:table-cell>
              <table:table-cell office:value-type="float" office:value="15.0092">
                <text:p>15.0092</text:p>
              </table:table-cell>
              <table:table-cell office:value-type="float" office:value="15.0101">
                <text:p>15.0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152cm" svg:height="6.178cm" chart:class="chart:bar" chart:style-name="ch1">
        <chart:title svg:x="2.674cm" svg:y="0.125cm" chart:style-name="ch2">
          <text:p>Gaussian Blur</text:p>
        </chart:title>
        <chart:subtitle svg:x="1.881cm" svg:y="0.75cm" chart:style-name="ch3">
          <text:p>OpenCV, Python vs CPP</text:p>
        </chart:subtitle>
        <chart:plot-area chart:style-name="ch4" table:cell-range-address="Sheet1.B26:Sheet1.E27" chart:data-source-has-labels="column" svg:x="0.125cm" svg:y="1.324cm" svg:width="7.864cm" svg:height="4.809cm">
          <chart:axis chart:dimension="x" chart:name="primary-x" chart:style-name="ch5">
            <chart:title svg:x="3.603cm" svg:y="5.684cm" chart:style-name="ch6">
              <text:p>Language</text:p>
            </chart:title>
            <chart:categories table:cell-range-address="Sheet1.B26:Sheet1.B27"/>
          </chart:axis>
          <chart:axis chart:dimension="y" chart:name="primary-y" chart:style-name="ch7">
            <chart:title svg:x="0.164cm" svg:y="4.87cm" chart:style-name="ch8">
              <text:p>Frames Per Second</text:p>
            </chart:title>
            <chart:grid chart:style-name="ch9" chart:class="major"/>
          </chart:axis>
          <chart:series chart:style-name="ch10" chart:values-cell-range-address="Sheet1.C26:Sheet1.C27" chart:class="chart:bar">
            <chart:data-point chart:repeated="2"/>
          </chart:series>
          <chart:series chart:style-name="ch11" chart:values-cell-range-address="Sheet1.D26:Sheet1.D27" chart:class="chart:bar">
            <chart:data-point chart:repeated="2"/>
          </chart:series>
          <chart:series chart:style-name="ch12" chart:values-cell-range-address="Sheet1.E26:Sheet1.E27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1.B26:Sheet1.B27">Python</text:p>
              </table:table-cell>
              <table:table-cell office:value-type="float" office:value="1.#NAN">
                <text:p text:id="Sheet1.C26:Sheet1.C27">1.#NAN</text:p>
              </table:table-cell>
              <table:table-cell office:value-type="float" office:value="1.#NAN">
                <text:p text:id="Sheet1.D26:Sheet1.D27">1.#NAN</text:p>
              </table:table-cell>
              <table:table-cell office:value-type="float" office:value="1.#NAN">
                <text:p text:id="Sheet1.E26:Sheet1.E27">1.#NAN</text:p>
              </table:table-cell>
            </table:table-row>
            <table:table-row>
              <table:table-cell office:value-type="string">
                <text:p>CplusPlus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